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5b89" officeooo:paragraph-rsid="00155b89"/>
    </style:style>
    <style:style style:name="P2" style:family="paragraph" style:parent-style-name="Standard">
      <style:text-properties officeooo:rsid="000f497e" officeooo:paragraph-rsid="00177513"/>
    </style:style>
    <style:style style:name="P3" style:family="paragraph" style:parent-style-name="Standard">
      <style:text-properties officeooo:rsid="00177513" officeooo:paragraph-rsid="00177513"/>
    </style:style>
    <style:style style:name="P4" style:family="paragraph" style:parent-style-name="Standard">
      <style:text-properties officeooo:rsid="001c34ab" officeooo:paragraph-rsid="001c34ab"/>
    </style:style>
    <style:style style:name="T1" style:family="text">
      <style:text-properties officeooo:rsid="001c34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ng an Allocator</text:p>
      <text:p text:style-name="P1"/>
      <text:p text:style-name="P1">Hello, in this video we will be learning to define our own allocators</text:p>
      <text:p text:style-name="P1"/>
      <text:p text:style-name="P1">Defining a custom allocator is actually quite an advanced and involved topic, have no doubt when I say it could easily be a course of its own. However I still think it is important to cover the basics of creating our own allocator, even if it just serves to better understand how the default allocator works. Lets start by taking another look at what an allocator is supposed to provide. </text:p>
      <text:p text:style-name="P1"/>
      <text:p text:style-name="P2">Allocators have 4 main jobs, they are to allocate, construct, destruct, and deallocate. Allocate will acquire raw memory from the system and return a pointer. Construct will build an object inside of that memory, destruction will clean up the object in that memory when it is no longer needed, and deallocate will give the memory back to the system. </text:p>
      <text:p text:style-name="P2"/>
      <text:p text:style-name="P3">We don’t have to define all of these functions to get a fully working allocator, in fact to define a minimal allocate, you must simply define and implement the following. A value_type which holds the type of object this allocator will construct. A default and copy constructor, an allocate function that will return a pointer to a newly allocated block of memory, and a deallocate function that will return that block of memory back to the system. And finally, the == and != operators. Thats it. </text:p>
      <text:p text:style-name="P3"/>
      <text:p text:style-name="P3">Here is a class defination for a minimal allocator. Notice that we hit all of the key points laied out in the last slide. Anything not defined here will be filled in by the allocator_traits. </text:p>
      <text:p text:style-name="P3"/>
      <text:p text:style-name="P3">Allocators also have some behaviors that can be defined, depending on how much state your allocator is keeping. propagate_on_container_copy_assignment, propagate_on_container_move_assignment, propagate_on_container_swap and is_always_equal which was added in C++17. </text:p>
      <text:p text:style-name="P3"/>
      <text:p text:style-name="P3">If you are copying, or moving a container that contains an allocator, you can say whether the allocator should be moved or copied with it. There might be cases where two allocators are not equal, and therefore cannot deallocate each others memory. This behavior is controlled by the two flags, propagate_on_container_copy_assignment and propagate_on_container_move_assignment </text:p>
      <text:p text:style-name="P3"/>
      <text:p text:style-name="P3">The same applies for swapping operations. You can define the propagate_on_container_swap flag to be true if two elements being swapped should take their allocators or keep their own.</text:p>
      <text:p text:style-name="P3">It should be noted that the standard defines that containers require this flag be true, or that the contained allocators compare equal (can handle each others memory) You an also set the is_always_equal flag if different instances of the same allocator type can allocate and free each others memory. <text:s/><text:span text:style-name="T1">Lets take a look at some example code. </text:span></text:p>
      <text:p text:style-name="P3"/>
      <text:p text:style-name="P4">&lt;debug_allocator.cpp&gt;</text:p>
      <text:p text:style-name="P4"/>
      <text:p text:style-name="P4">In the next video we will learn how to deal with uninitialized memory in C++. Thanks for watc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2:15:27.507549472</meta:creation-date>
    <dc:date>2019-04-21T20:31:02.586391675</dc:date>
    <meta:editing-duration>PT32M52S</meta:editing-duration>
    <meta:editing-cycles>12</meta:editing-cycles>
    <meta:generator>LibreOffice/6.0.7.3$Linux_X86_64 LibreOffice_project/00m0$Build-3</meta:generator>
    <meta:document-statistic meta:table-count="0" meta:image-count="0" meta:object-count="0" meta:page-count="1" meta:paragraph-count="12" meta:word-count="451" meta:character-count="2798" meta:non-whitespace-character-count="2351"/>
  </office:meta>
</office:document-meta>
</file>